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сарагоса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2"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вердер</text:p>
          </table:table-cell>
          <table:table-cell office:value-type="string">
            <text:p>2(0+2)</text:p>
          </table:table-cell>
          <table:table-cell office:value-type="string">
            <text:p>17(11+6)</text:p>
          </table:table-cell>
          <table:table-cell office:value-type="string">
            <text:p>4(7-3)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генк</text:p>
          </table:table-cell>
          <table:table-cell office:value-type="float" office:value="-9">
            <text:p>-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стандард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спальол</text:p>
          </table:table-cell>
          <table:table-cell table:formula="of:=---b#ссыл!" office:value-type="string" office:string-value="Ошибка:509">
            <text:p>Ошибка:50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ференцварош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3">
          <table:table-cell table:style-name="ce2" office:value-type="string">
            <text:p><text:a xlink:href="http://wildstat.ru/p/51/club/FRG_1_FC_Kaiserslautern">Кайзерслаутерн</text:a></text:p>
          </table:table-cell>
          <table:table-cell office:value-type="string">
            <text:p>2(1+1)</text:p>
          </table:table-cell>
          <table:table-cell office:value-type="string">
            <text:p>9(7+2)</text:p>
          </table:table-cell>
          <table:table-cell office:value-type="string">
            <text:p>0(0+0)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авишта</text:p>
          </table:table-cell>
          <table:table-cell table:style-name="Default"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 лейпциг</text:p>
          </table:table-cell>
          <table:table-cell table:style-name="Default"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страсбур</text:p>
          </table:table-cell>
          <table:table-cell table:style-name="Default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рб лейпциг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уйпешт</text:p>
          </table:table-cell>
          <table:table-cell table:style-name="Default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 table:number-rows-repeated="7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рённбю</text:p>
          </table:table-cell>
          <table:table-cell office:value-type="float" office:value="-4">
            <text:p>-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анди юнайтед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 table:number-rows-repeated="5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витория сетубал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сент-этьен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20(1/8)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5.03.2020</text:date>, <text:time>06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46M21S</meta:editing-duration>
    <meta:editing-cycles>673</meta:editing-cycles>
    <meta:generator>OpenOffice/4.1.1$Win32 OpenOffice.org_project/411m6$Build-9775</meta:generator>
    <dc:date>2020-03-05T06:08:32.86</dc:date>
    <meta:document-statistic meta:table-count="3" meta:cell-count="963" meta:object-count="0"/>
    <meta:user-defined meta:name="Info 1"/>
    <meta:user-defined meta:name="Info 2"/>
    <meta:user-defined meta:name="Info 3"/>
    <meta:user-defined meta:name="Info 4"/>
  </office:meta>
</office:document-meta>
</file>